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Livro"/>
    <style:font-face style:name="DejaVu Serif1" svg:font-family="'DejaVu Serif'" style:font-adornments="Livro" style:font-family-generic="roman"/>
    <style:font-face style:name="DejaVu Sans4" svg:font-family="'DejaVu Sans'" style:font-adornments="Livro" style:font-family-generic="swiss"/>
    <style:font-face style:name="Noto Sans Devanagari2" svg:font-family="'Noto Sans Devanagari'" style:font-family-generic="swiss"/>
    <style:font-face style:name="DejaVu Sans Mono1" svg:font-family="'DejaVu Sans Mono'" style:font-family-generic="modern" style:font-pitch="fixed"/>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2" svg:font-family="'DejaVu Serif'"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3" svg:font-family="'DejaVu Sans'" style:font-family-generic="swiss"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Text_20_body">
      <style:text-properties officeooo:rsid="0123ec85" officeooo:paragraph-rsid="0123ec85"/>
    </style:style>
    <style:style style:name="P3" style:family="paragraph" style:parent-style-name="Text_20_body">
      <style:text-properties officeooo:rsid="0123ec85" officeooo:paragraph-rsid="0125b2c7"/>
    </style:style>
    <style:style style:name="P4" style:family="paragraph" style:parent-style-name="Text_20_body">
      <style:text-properties officeooo:paragraph-rsid="0123ec85"/>
    </style:style>
    <style:style style:name="P5" style:family="paragraph" style:parent-style-name="Heading_20_1">
      <style:text-properties officeooo:rsid="0123ec85" officeooo:paragraph-rsid="0123ec85"/>
    </style:style>
    <style:style style:name="P6" style:family="paragraph" style:parent-style-name="Heading_20_1">
      <style:text-properties officeooo:paragraph-rsid="0123ec85"/>
    </style:style>
    <style:style style:name="P7" style:family="paragraph" style:parent-style-name="Heading_20_1">
      <style:text-properties officeooo:rsid="012a3cff" officeooo:paragraph-rsid="012a3cff"/>
    </style:style>
    <style:style style:name="P8" style:family="paragraph" style:parent-style-name="Heading_20_1">
      <style:text-properties officeooo:rsid="0148f4dd" officeooo:paragraph-rsid="0148f4dd"/>
    </style:style>
    <style:style style:name="P9" style:family="paragraph" style:parent-style-name="Heading_20_2">
      <style:text-properties officeooo:paragraph-rsid="01424c0d"/>
    </style:style>
    <style:style style:name="P10" style:family="paragraph" style:parent-style-name="Heading_20_2">
      <style:text-properties officeooo:paragraph-rsid="014aabb6"/>
    </style:style>
    <style:style style:name="P11" style:family="paragraph" style:parent-style-name="Subtitle">
      <style:text-properties style:font-name="DejaVu Sans" fo:font-size="16pt" officeooo:rsid="012a3cff" officeooo:paragraph-rsid="012a3cff" style:font-name-asian="Noto Sans CJK SC" style:font-size-asian="18pt" style:font-name-complex="Noto Sans Devanagari1" style:font-size-complex="18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officeooo:paragraph-rsid="013b3f89"/>
    </style:style>
    <style:style style:name="P14" style:family="paragraph" style:parent-style-name="Text_20_body" style:list-style-name="L11">
      <style:text-properties officeooo:paragraph-rsid="0123ec85"/>
    </style:style>
    <style:style style:name="P15" style:family="paragraph" style:parent-style-name="Text_20_body">
      <style:text-properties officeooo:paragraph-rsid="012a3cff"/>
    </style:style>
    <style:style style:name="P16" style:family="paragraph" style:parent-style-name="Text_20_body" style:list-style-name="L12">
      <style:text-properties officeooo:paragraph-rsid="012fb86b"/>
    </style:style>
    <style:style style:name="P17" style:family="paragraph" style:parent-style-name="Text_20_body" style:list-style-name="L12">
      <style:text-properties officeooo:paragraph-rsid="013205ec"/>
    </style:style>
    <style:style style:name="P18" style:family="paragraph" style:parent-style-name="Text_20_body" style:list-style-name="L12">
      <style:text-properties officeooo:paragraph-rsid="0132e78e"/>
    </style:style>
    <style:style style:name="P19" style:family="paragraph" style:parent-style-name="Text_20_body" style:list-style-name="L12">
      <style:text-properties officeooo:paragraph-rsid="01330bb2"/>
    </style:style>
    <style:style style:name="P20" style:family="paragraph" style:parent-style-name="Text_20_body" style:list-style-name="L12">
      <style:text-properties officeooo:paragraph-rsid="0135e7e5"/>
    </style:style>
    <style:style style:name="P21" style:family="paragraph" style:parent-style-name="Text_20_body" style:list-style-name="L12">
      <style:text-properties officeooo:paragraph-rsid="013b3f89"/>
    </style:style>
    <style:style style:name="P22" style:family="paragraph" style:parent-style-name="Text_20_body">
      <style:text-properties officeooo:paragraph-rsid="013b3f89"/>
    </style:style>
    <style:style style:name="P23" style:family="paragraph" style:parent-style-name="Text_20_body">
      <style:text-properties officeooo:paragraph-rsid="01424c0d"/>
    </style:style>
    <style:style style:name="P24" style:family="paragraph" style:parent-style-name="Text_20_body">
      <style:text-properties officeooo:paragraph-rsid="014624fc"/>
    </style:style>
    <style:style style:name="P25" style:family="paragraph" style:parent-style-name="Text_20_body">
      <style:text-properties officeooo:rsid="01491684" officeooo:paragraph-rsid="01491684"/>
    </style:style>
    <style:style style:name="P26" style:family="paragraph" style:parent-style-name="Text_20_body">
      <style:text-properties officeooo:rsid="014aabb6" officeooo:paragraph-rsid="014aabb6"/>
    </style:style>
    <style:style style:name="T1" style:family="text">
      <style:text-properties officeooo:rsid="005eb91b"/>
    </style:style>
    <style:style style:name="T2" style:family="text">
      <style:text-properties style:font-name="DejaVu Serif" fo:font-size="11pt" officeooo:rsid="0123ec85"/>
    </style:style>
    <style:style style:name="T3" style:family="text">
      <style:text-properties style:font-name="DejaVu Serif" fo:font-size="11pt" officeooo:rsid="012a3cff"/>
    </style:style>
    <style:style style:name="T4" style:family="text">
      <style:text-properties style:font-name="DejaVu Serif" fo:font-size="11pt" officeooo:rsid="012fb86b"/>
    </style:style>
    <style:style style:name="T5" style:family="text">
      <style:text-properties style:font-name="DejaVu Serif" fo:font-size="11pt" fo:language="zxx" fo:country="none" officeooo:rsid="012fb86b" style:font-name-asian="NSimSun" style:font-name-complex="Liberation Mono"/>
    </style:style>
    <style:style style:name="T6" style:family="text">
      <style:text-properties style:font-name="DejaVu Serif" fo:font-size="11pt" fo:language="zxx" fo:country="none" officeooo:rsid="013205ec" style:font-name-asian="NSimSun" style:font-name-complex="Liberation Mono"/>
    </style:style>
    <style:style style:name="T7" style:family="text">
      <style:text-properties style:font-name="DejaVu Serif" fo:font-size="11pt" officeooo:rsid="01319abe"/>
    </style:style>
    <style:style style:name="T8" style:family="text">
      <style:text-properties style:font-name="DejaVu Serif" fo:font-size="11pt" officeooo:rsid="013b3f89" style:font-name-asian="DejaVu Serif1" style:font-name-complex="DejaVu Serif1"/>
    </style:style>
    <style:style style:name="T9" style:family="text">
      <style:text-properties style:font-name="DejaVu Serif" fo:font-size="11pt" officeooo:rsid="013ef234"/>
    </style:style>
    <style:style style:name="T10" style:family="text">
      <style:text-properties style:font-name="DejaVu Serif" fo:font-size="11pt" officeooo:rsid="01417875"/>
    </style:style>
    <style:style style:name="T11" style:family="text">
      <style:text-properties style:font-name="DejaVu Serif" fo:font-size="11pt" officeooo:rsid="0142bd01"/>
    </style:style>
    <style:style style:name="T12" style:family="text">
      <style:text-properties style:font-name="DejaVu Serif" fo:font-size="11pt" officeooo:rsid="0144415b"/>
    </style:style>
    <style:style style:name="T13" style:family="text">
      <style:text-properties style:font-name="DejaVu Serif" fo:font-size="11pt" officeooo:rsid="014624fc"/>
    </style:style>
    <style:style style:name="T14" style:family="text">
      <style:text-properties style:font-name="DejaVu Serif" fo:font-size="11pt" officeooo:rsid="0146dc7f"/>
    </style:style>
    <style:style style:name="T15" style:family="text">
      <style:text-properties style:font-name="DejaVu Serif" fo:font-size="11pt" officeooo:rsid="014813d2"/>
    </style:style>
    <style:style style:name="T16" style:family="text">
      <style:text-properties style:font-name="DejaVu Serif" fo:font-size="11pt" fo:font-weight="bold" officeooo:rsid="0148f4dd" style:font-weight-asian="bold" style:font-weight-complex="bold"/>
    </style:style>
    <style:style style:name="T17" style:family="text">
      <style:text-properties style:font-name="DejaVu Serif1" officeooo:rsid="00f3570d" style:font-name-asian="DejaVu Serif1" style:font-name-complex="DejaVu Serif1"/>
    </style:style>
    <style:style style:name="T18" style:family="text">
      <style:text-properties style:font-name="DejaVu Serif1" fo:font-size="11pt" officeooo:rsid="00f3570d" style:font-name-asian="DejaVu Serif1" style:font-name-complex="DejaVu Serif1"/>
    </style:style>
    <style:style style:name="T19" style:family="text">
      <style:text-properties officeooo:rsid="00f6c9ee"/>
    </style:style>
    <style:style style:name="T20" style:family="text">
      <style:text-properties officeooo:rsid="0123ec85"/>
    </style:style>
    <style:style style:name="T21" style:family="text">
      <style:text-properties officeooo:rsid="0125b2c7"/>
    </style:style>
    <style:style style:name="T22" style:family="text">
      <style:text-properties officeooo:rsid="012a3cff"/>
    </style:style>
    <style:style style:name="T23" style:family="text">
      <style:text-properties officeooo:rsid="012fb86b"/>
    </style:style>
    <style:style style:name="T24" style:family="text">
      <style:text-properties officeooo:rsid="01319abe"/>
    </style:style>
    <style:style style:name="T25" style:family="text">
      <style:text-properties style:font-name="DejaVu Serif1" officeooo:rsid="01319abe" style:font-name-asian="DejaVu Serif1" style:font-name-complex="DejaVu Serif1"/>
    </style:style>
    <style:style style:name="T26" style:family="text">
      <style:text-properties style:font-name="DejaVu Serif1" officeooo:rsid="00f6c9ee" style:font-name-asian="DejaVu Serif1" style:font-name-complex="DejaVu Serif1"/>
    </style:style>
    <style:style style:name="T27" style:family="text">
      <style:text-properties style:font-name="DejaVu Serif1" officeooo:rsid="013205ec" style:font-name-asian="DejaVu Serif1" style:font-name-complex="DejaVu Serif1"/>
    </style:style>
    <style:style style:name="T28" style:family="text">
      <style:text-properties style:font-name="DejaVu Serif1" officeooo:rsid="0132e78e" style:font-name-asian="DejaVu Serif1" style:font-name-complex="DejaVu Serif1"/>
    </style:style>
    <style:style style:name="T29" style:family="text">
      <style:text-properties style:font-name="DejaVu Serif1" officeooo:rsid="01330bb2" style:font-name-asian="DejaVu Serif1" style:font-name-complex="DejaVu Serif1"/>
    </style:style>
    <style:style style:name="T30" style:family="text">
      <style:text-properties style:font-name="DejaVu Serif1" officeooo:rsid="0135e7e5" style:font-name-asian="DejaVu Serif1" style:font-name-complex="DejaVu Serif1"/>
    </style:style>
    <style:style style:name="T31" style:family="text">
      <style:text-properties style:font-name="DejaVu Serif1" officeooo:rsid="0136f999" style:font-name-asian="DejaVu Serif1" style:font-name-complex="DejaVu Serif1"/>
    </style:style>
    <style:style style:name="T32" style:family="text">
      <style:text-properties style:font-name="DejaVu Serif1" officeooo:rsid="0138b5c4" style:font-name-asian="DejaVu Serif1" style:font-name-complex="DejaVu Serif1"/>
    </style:style>
    <style:style style:name="T33" style:family="text">
      <style:text-properties style:font-name="DejaVu Serif1" officeooo:rsid="0146dc7f" style:font-name-asian="DejaVu Serif1" style:font-name-complex="DejaVu Serif1"/>
    </style:style>
    <style:style style:name="T34" style:family="text">
      <style:text-properties style:font-name="DejaVu Serif1" fo:font-size="11pt" officeooo:rsid="013205ec" style:font-name-asian="DejaVu Serif1" style:font-name-complex="DejaVu Serif1"/>
    </style:style>
    <style:style style:name="T35" style:family="text">
      <style:text-properties style:font-name="DejaVu Serif1" fo:font-size="11pt" officeooo:rsid="01330bb2" style:font-name-asian="DejaVu Serif1" style:font-name-complex="DejaVu Serif1"/>
    </style:style>
    <style:style style:name="T36" style:family="text">
      <style:text-properties style:font-name="DejaVu Serif1" fo:font-size="11pt" officeooo:rsid="0135e7e5" style:font-name-asian="DejaVu Serif1" style:font-name-complex="DejaVu Serif1"/>
    </style:style>
    <style:style style:name="T37" style:family="text">
      <style:text-properties style:font-name="DejaVu Serif1" fo:font-size="11pt" officeooo:rsid="0138b5c4" style:font-name-asian="DejaVu Serif1" style:font-name-complex="DejaVu Serif1"/>
    </style:style>
    <style:style style:name="T38" style:family="text">
      <style:text-properties style:font-name="DejaVu Serif1" fo:font-size="11pt" officeooo:rsid="013a5848" style:font-name-asian="DejaVu Serif1" style:font-name-complex="DejaVu Serif1"/>
    </style:style>
    <style:style style:name="T39" style:family="text">
      <style:text-properties style:font-name="DejaVu Serif1" fo:font-size="11pt" officeooo:rsid="00f6c9ee" style:font-name-asian="DejaVu Serif1" style:font-name-complex="DejaVu Serif1"/>
    </style:style>
    <style:style style:name="T40" style:family="text">
      <style:text-properties style:font-name="DejaVu Serif1" fo:font-size="11pt" officeooo:rsid="013db086" style:font-name-asian="DejaVu Serif1" style:font-name-complex="DejaVu Serif1"/>
    </style:style>
    <style:style style:name="T41" style:family="text">
      <style:text-properties officeooo:rsid="013205ec"/>
    </style:style>
    <style:style style:name="T42" style:family="text">
      <style:text-properties officeooo:rsid="0136f999"/>
    </style:style>
    <style:style style:name="T43" style:family="text">
      <style:text-properties officeooo:rsid="01417875"/>
    </style:style>
    <style:style style:name="T44" style:family="text">
      <style:text-properties officeooo:rsid="01424c0d"/>
    </style:style>
    <style:style style:name="T45" style:family="text">
      <style:text-properties style:font-name="DejaVu Sans" fo:font-size="16.1000003814697pt" fo:font-weight="bold" officeooo:rsid="01424c0d" style:font-name-asian="Noto Sans CJK SC" style:font-size-asian="16.1000003814697pt" style:font-weight-asian="bold" style:font-name-complex="Noto Sans Devanagari1" style:font-size-complex="16.1000003814697pt" style:font-weight-complex="bold"/>
    </style:style>
    <style:style style:name="T46" style:family="text">
      <style:text-properties style:font-name="DejaVu Sans" fo:font-size="16.1000003814697pt" fo:font-weight="bold" officeooo:rsid="014aabb6" style:font-name-asian="Noto Sans CJK SC" style:font-size-asian="16.1000003814697pt" style:font-weight-asian="bold" style:font-name-complex="Noto Sans Devanagari1" style:font-size-complex="16.1000003814697pt" style:font-weight-complex="bold"/>
    </style:style>
    <style:style style:name="T47" style:family="text">
      <style:text-properties officeooo:rsid="0144415b"/>
    </style:style>
    <style:style style:name="T48" style:family="text">
      <style:text-properties officeooo:rsid="014624fc"/>
    </style:style>
    <style:style style:name="T49" style:family="text">
      <style:text-properties officeooo:rsid="0146dc7f"/>
    </style:style>
    <style:style style:name="T50" style:family="text">
      <style:text-properties officeooo:rsid="014813d2"/>
    </style:style>
    <style:style style:name="T51" style:family="text">
      <style:text-properties officeooo:rsid="0148f4dd"/>
    </style:style>
    <style:style style:name="T52" style:family="text">
      <style:text-properties officeooo:rsid="014a7d6a"/>
    </style:style>
    <style:style style:name="T53" style:family="text">
      <style:text-properties officeooo:rsid="014aabb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ódulo I<text:span text:style-name="T22">I</text:span></text:p>
      <text:p text:style-name="P11">Mais sobre Relações (e Funções)</text:p>
      <text:p text:style-name="P15"><text:span text:style-name="T22">No módulo anterior, nós introduzimos relações e funções. Relações e funções são de extrema importância para a Computação. Como já mencionamos, ao desenvolver um programa de computador, você </text:span><text:span text:style-name="T3">utilizará</text:span><text:span text:style-name="T22"> muitas funções. </text:span><text:span text:style-name="T3">A</text:span><text:span text:style-name="T22">o armazenar os dados de seu programa, você poderá usar um banco de dados </text:span><text:span text:style-name="Strong_20_Emphasis"><text:span text:style-name="T22">relacional</text:span></text:span><text:span text:style-name="T22">. </text:span><text:span text:style-name="T3">Nesse módulo nós desenvolveremos mais alguns tópicos importantes relativos a essas estruturas.</text:span></text:p>
      <text:h text:style-name="P7" text:outline-level="1">Propriedades de endorrelações</text:h>
      <text:p text:style-name="P15">Como mencionei, muitas das relações que nos interessam são endorrelações (relações entre um conjunto e ele próprio). Algumas endorrelações têm uma ou mais das seguintes propriedades simples, que são úteis de serem mencionadas. Ao longo desta seção, suponha que <text:span text:style-name="Variable">R</text:span> é a relação em questão, e que ela é definida do conjunto <text:span text:style-name="Variable">A</text:span> para o conjunto <text:span text:style-name="Variable">A</text:span>.</text:p>
      <text:list xml:id="list391498594" text:style-name="L12">
        <text:list-item>
          <text:p text:style-name="P16"><text:span text:style-name="Strong_20_Emphasis">Reflexividade.</text:span> Uma relação <text:span text:style-name="Variable">R</text:span> é <text:span text:style-name="Emphasis">reflexiva</text:span> se <text:span text:style-name="Variable">x</text:span> <text:span text:style-name="Variable">R</text:span> <text:span text:style-name="Variable">x</text:span> para todo <text:span text:style-name="Variable">x</text:span> ∈ <text:span text:style-name="Variable">A</text:span>. Outros pares ordenados podem também estar na relação, claro, mas se dissermos que ela é reflexiva estamos garantindo que cada elemento está lá dentro consigo mesmo. “<text:span text:style-name="Teletipo_20_não_20_hifenizável">hasSeen</text:span>” <text:span text:style-name="T23">(mencionada no Módulo I)</text:span> é quase certamente uma relação reflexiva, presumindo que os espelhos estão relativamente bem difundidos no mundo. <text:span text:style-name="T23">Já uma relação</text:span> “<text:span text:style-name="Teletipo_20_não_20_hifenizável">thinksIsBeautiful</text:span>”, <text:span text:style-name="T19">cuja intenção é que se (</text:span><text:span text:style-name="Variable"><text:span text:style-name="T19">x</text:span></text:span><text:span text:style-name="T19">, </text:span><text:span text:style-name="Variable"><text:span text:style-name="T19">y</text:span></text:span><text:span text:style-name="T19">) </text:span><text:span text:style-name="T17">∈</text:span><text:span text:style-name="T19"> </text:span><text:span text:style-name="Teletipo_20_não_20_hifenizável"><text:span text:style-name="T19">thinksIsBeautiful</text:span></text:span><text:span text:style-name="T19">, então na vida real </text:span><text:span text:style-name="Variable"><text:span text:style-name="T19">x</text:span></text:span><text:span text:style-name="T19"> </text:span><text:span text:style-name="T4">considera que</text:span><text:span text:style-name="T19"> </text:span><text:span text:style-name="Variable"><text:span text:style-name="T19">y</text:span></text:span><text:span text:style-name="T19"> </text:span><text:span text:style-name="T23">é bonita,</text:span> não é reflexiv<text:span text:style-name="T23">a</text:span>: algumas pessoas <text:span text:style-name="T4">consideram</text:span> <text:span text:style-name="T23">a</text:span> si próprias bonitas, e outras não.</text:p>
        </text:list-item>
        <text:list-item>
          <text:p text:style-name="P16"><text:span text:style-name="Strong_20_Emphasis">Simetria.</text:span> Uma relação é <text:span text:style-name="Emphasis">simétrica</text:span> se <text:span text:style-name="Variable">x</text:span> <text:span text:style-name="Variable">R</text:span> <text:span text:style-name="Variable">y</text:span> sempre que <text:span text:style-name="Variable">y</text:span> <text:span text:style-name="Variable">R</text:span> <text:span text:style-name="Variable">x</text:span> e vice-versa. Isto <text:span text:style-name="Emphasis">não significa</text:span> que (<text:span text:style-name="Emphasis">x</text:span>, <text:span text:style-name="Variable">y</text:span>) está na relação para todos os <text:span text:style-name="Variable">x</text:span> e <text:span text:style-name="Variable">y</text:span> – apenas que se (<text:span text:style-name="Variable">x</text:span>, <text:span text:style-name="Variable">y</text:span>) <text:span text:style-name="T4">estiver</text:span> na relação, é garantido que (<text:span text:style-name="Variable">y</text:span>, <text:span text:style-name="Variable">x</text:span>) também est<text:span text:style-name="T4">eja</text:span> na relação. Um exemplo seria “<text:span text:style-name="Teletipo_20_não_20_hifenizável">hasShakenHandsWith”</text:span>, <text:span text:style-name="T19">cuja intenção é que se (</text:span><text:span text:style-name="Variable"><text:span text:style-name="T19">x</text:span></text:span><text:span text:style-name="T19">, </text:span><text:span text:style-name="Variable"><text:span text:style-name="T19">y</text:span></text:span><text:span text:style-name="T19">) </text:span><text:span text:style-name="T17">∈</text:span><text:span text:style-name="T19"> </text:span><text:span text:style-name="Teletipo_20_não_20_hifenizável"><text:span text:style-name="T19">hasShakenHandsWith</text:span></text:span><text:span text:style-name="T19">, então na vida real </text:span><text:span text:style-name="Variable"><text:span text:style-name="T19">x</text:span></text:span><text:span text:style-name="Teletipo_20_não_20_hifenizável"><text:span text:style-name="T19"> </text:span></text:span><text:span text:style-name="Teletipo_20_não_20_hifenizável"><text:span text:style-name="T5">apertou a mão de</text:span></text:span><text:span text:style-name="Teletipo_20_não_20_hifenizável"><text:span text:style-name="T19"> </text:span></text:span><text:span text:style-name="Variable"><text:span text:style-name="T19">y</text:span></text:span>. Se apertei a mão contigo, então apertaste a mão comigo, ponto final. Não faz sentido de outra forma.</text:p>
        </text:list-item>
        <text:list-item>
          <text:p text:style-name="P17"><text:span text:style-name="Strong_20_Emphasis">Anti</text:span><text:span text:style-name="Strong_20_Emphasis"><text:span text:style-name="T16">s</text:span></text:span><text:span text:style-name="Strong_20_Emphasis">simetria.</text:span> Uma relação é <text:span text:style-name="Emphasis">antissimétrica</text:span> <text:span text:style-name="T24">se </text:span><text:span text:style-name="T7">sempre que</text:span><text:span text:style-name="T24"> </text:span><text:span text:style-name="Variable"><text:span text:style-name="T24">x</text:span></text:span><text:span text:style-name="T24"> </text:span><text:span text:style-name="Variable"><text:span text:style-name="T24">R</text:span></text:span><text:span text:style-name="T24"> </text:span><text:span text:style-name="Variable"><text:span text:style-name="T24">y</text:span></text:span><text:span text:style-name="T24"> com </text:span><text:span text:style-name="Variable"><text:span text:style-name="T24">x</text:span></text:span><text:span text:style-name="T24"> </text:span><text:span text:style-name="T25">≠ </text:span><text:span text:style-name="Variable"><text:span text:style-name="T25">y</text:span></text:span><text:span text:style-name="T25">, então necessariamente </text:span><text:span text:style-name="Variable"><text:span text:style-name="T25">y</text:span></text:span><text:span text:style-name="T25"> </text:span><text:span text:style-name="Variável_20_riscada"><text:span text:style-name="T25">R</text:span></text:span><text:span text:style-name="T25"> </text:span><text:span text:style-name="Variable"><text:span text:style-name="T25">x</text:span></text:span><text:span text:style-name="T25">. Dito de outra forma, se (</text:span><text:span text:style-name="Variable"><text:span text:style-name="T25">x</text:span></text:span><text:span text:style-name="T25">, </text:span><text:span text:style-name="Variable"><text:span text:style-name="T25">y</text:span></text:span><text:span text:style-name="T25">) estiver na relação, tudo bem, mas então (</text:span><text:span text:style-name="Variable"><text:span text:style-name="T25">y</text:span></text:span><text:span text:style-name="T25">, </text:span><text:span text:style-name="Variable"><text:span text:style-name="T25">x</text:span></text:span><text:span text:style-name="T25">) não pode estar (a menos que </text:span><text:span text:style-name="Variable"><text:span text:style-name="T25">x</text:span></text:span> <text:span text:style-name="T24">= </text:span><text:span text:style-name="Variable"><text:span text:style-name="T24">y</text:span></text:span><text:span text:style-name="T24">)</text:span><text:span text:style-name="T25">. Um exemplo seria “</text:span><text:span text:style-name="Teletipo_20_não_20_hifenizável"><text:span text:style-name="T24">isTallerThan</text:span></text:span><text:span text:style-name="T25">”, </text:span><text:span text:style-name="T26">cuja intenção é que se (</text:span><text:span text:style-name="Variable"><text:span text:style-name="T26">x</text:span></text:span><text:span text:style-name="T26">, </text:span><text:span text:style-name="Variable"><text:span text:style-name="T26">y</text:span></text:span><text:span text:style-name="T26">) </text:span><text:span text:style-name="T17">∈</text:span><text:span text:style-name="T26"> </text:span><text:span text:style-name="Teletipo_20_não_20_hifenizável"><text:span text:style-name="T24">isTallerThan</text:span></text:span><text:span text:style-name="T26">, então na vida real </text:span><text:span text:style-name="Variable"><text:span text:style-name="T26">x</text:span></text:span><text:span text:style-name="Teletipo_20_não_20_hifenizável"><text:span text:style-name="T19"> </text:span></text:span><text:span text:style-name="Teletipo_20_não_20_hifenizável"><text:span text:style-name="T6">é</text:span></text:span><text:span text:style-name="Teletipo_20_não_20_hifenizável"><text:span text:style-name="T5"> </text:span></text:span><text:span text:style-name="Teletipo_20_não_20_hifenizável"><text:span text:style-name="T6">mais alto do que</text:span></text:span><text:span text:style-name="Teletipo_20_não_20_hifenizável"><text:span text:style-name="T19"> </text:span></text:span><text:span text:style-name="Variable"><text:span text:style-name="T26">y</text:span></text:span><text:span text:style-name="T25">. Se eu for mais alto que tu, então não podes ser mais alto que eu. Poderíamos de fato ser da mesma altura, caso em que nem o par (tu, eu) nem (eu, tu) estariam na relação, mas em qualquer caso os dois não podem coexistir. </text:span><text:span text:style-name="T27">Note que não faria sentido para a relação </text:span><text:span text:style-name="Teletipo_20_não_20_hifenizável"><text:span text:style-name="T24">isTallerThan</text:span></text:span><text:span text:style-name="T27"> ser reflexiva (ninguém é mais alto do que si próprio), mas no caso geral </text:span><text:span text:style-name="T34">nada impede que uma</text:span><text:span text:style-name="T27"> relação </text:span><text:span text:style-name="T34">seja</text:span><text:span text:style-name="T27"> ao mesmo tempo reflexiva e antissimétrica.</text:span></text:p>
          <text:p text:style-name="P18"><text:soft-page-break/><text:span text:style-name="T27">Note cuidadosamente que </text:span><text:span text:style-name="Emphasis"><text:span text:style-name="T27">antissimétrica</text:span></text:span><text:span text:style-name="T27"> é muito diferente de </text:span><text:span text:style-name="Emphasis"><text:span text:style-name="T27">assimétrica</text:span></text:span><text:span text:style-name="T27">. Uma relação assimétrica é simplesmente uma que não é simétrica: noutras palavras, existe algum (</text:span><text:span text:style-name="Variable"><text:span text:style-name="T27">x</text:span></text:span><text:span text:style-name="T27">, </text:span><text:span text:style-name="Variable"><text:span text:style-name="T27">y</text:span></text:span><text:span text:style-name="T27">) sem um (</text:span><text:span text:style-name="Variable"><text:span text:style-name="T27">y</text:span></text:span><text:span text:style-name="T27">, </text:span><text:span text:style-name="Variable"><text:span text:style-name="T27">x</text:span></text:span><text:span text:style-name="T27">) correspondente. Uma relação antissimétrica, por outro lado, é uma relação em que é garantido que não há correspondência (</text:span><text:span text:style-name="Variable"><text:span text:style-name="T27">y</text:span></text:span><text:span text:style-name="T27">, </text:span><text:span text:style-name="Variable"><text:span text:style-name="T27">x</text:span></text:span><text:span text:style-name="T27">) para qualquer (</text:span><text:span text:style-name="Variable"><text:span text:style-name="T27">x</text:span></text:span><text:span text:style-name="T27">, </text:span><text:span text:style-name="Variable"><text:span text:style-name="T27">y</text:span></text:span><text:span text:style-name="T27">) </text:span><text:span text:style-name="T28">em que </text:span><text:span text:style-name="Variable"><text:span text:style-name="T25">x</text:span></text:span><text:span text:style-name="T25"> ≠ </text:span><text:span text:style-name="Variable"><text:span text:style-name="T25">y</text:span></text:span><text:span text:style-name="T27">.</text:span></text:p>
          <text:p text:style-name="P19"><text:span text:style-name="T27">Se tiver dificuldade em visualizar isto, eis outra forma de pensar: </text:span><text:span text:style-name="T35">note</text:span><text:span text:style-name="T27"> que a maioria das relações não são nem simétricas nem antissimétricas. É uma espécie de coincidência que uma relação seja simétrica: isso significaria que para cada (</text:span><text:span text:style-name="Variable"><text:span text:style-name="T27">x</text:span></text:span><text:span text:style-name="T27">, </text:span><text:span text:style-name="Variable"><text:span text:style-name="T27">y</text:span></text:span><text:span text:style-name="T27">) que ela contém, ela também contém um (</text:span><text:span text:style-name="Variable"><text:span text:style-name="T27">y</text:span></text:span><text:span text:style-name="T27">, </text:span><text:span text:style-name="Variable"><text:span text:style-name="T27">x</text:span></text:span><text:span text:style-name="T27">). (Quais são as chances </text:span><text:span text:style-name="T29">disto ocorrer</text:span><text:span text:style-name="T27">?) Do mesmo modo, é uma espécie de coincidência que uma relação seja antissimétrica: isso significaria que para cada (</text:span><text:span text:style-name="Variable"><text:span text:style-name="T27">x</text:span></text:span><text:span text:style-name="T27">, </text:span><text:span text:style-name="Variable"><text:span text:style-name="T27">y</text:span></text:span><text:span text:style-name="T27">) que contém </text:span><text:span text:style-name="T29">com </text:span><text:span text:style-name="Variable"><text:span text:style-name="T25">x</text:span></text:span><text:span text:style-name="T25"> ≠ </text:span><text:span text:style-name="Variable"><text:span text:style-name="T25">y</text:span></text:span><text:span text:style-name="T27">, não contém um (</text:span><text:span text:style-name="Variable"><text:span text:style-name="T27">y</text:span></text:span><text:span text:style-name="T27">, </text:span><text:span text:style-name="Variable"><text:span text:style-name="T27">x</text:span></text:span><text:span text:style-name="T27">). (Mais uma vez, quais são as chances?) A sua relação </text:span><text:span text:style-name="T35">Fulana</text:span><text:span text:style-name="T27"> média vai conter alguns pares (</text:span><text:span text:style-name="Variable"><text:span text:style-name="T27">x</text:span></text:span><text:span text:style-name="T27">, </text:span><text:span text:style-name="Variable"><text:span text:style-name="T27">y</text:span></text:span><text:span text:style-name="T27">) que têm pares correspondentes (</text:span><text:span text:style-name="Variable"><text:span text:style-name="T27">y</text:span></text:span><text:span text:style-name="T27">, </text:span><text:span text:style-name="Variable"><text:span text:style-name="T27">x</text:span></text:span><text:span text:style-name="T27">), e alguns que não têm pares correspondentes. Tais relações (a grande maioria) são simplesmente assimétricas</text:span><text:span text:style-name="T29">:</text:span><text:span text:style-name="T27"> nem simétricas, nem anti</text:span><text:span text:style-name="T29">s</text:span><text:span text:style-name="T27">simétricas.</text:span></text:p>
          <text:p text:style-name="P20"><text:span text:style-name="T27">Surpreendentemente, é de fato possível que uma relação seja tanto simétrica como antissimétrica! (mas não </text:span><text:span text:style-name="T30">ao mesmo tempo simétrica e </text:span><text:span text:style-name="T27">assimétrica.) Por exemplo, a relação vazia (sem pares ordenados) é simultaneamente simétrica e antissimétrica. É simétrica porque para cada par ordenado (</text:span><text:span text:style-name="Variable"><text:span text:style-name="T27">x</text:span></text:span><text:span text:style-name="T27">, </text:span><text:span text:style-name="Variable"><text:span text:style-name="T27">y</text:span></text:span><text:span text:style-name="T27">) nela </text:span><text:span text:style-name="T31">contido </text:span><text:span text:style-name="T27">(do</text:span><text:span text:style-name="T30">s</text:span><text:span text:style-name="T27"> qua</text:span><text:span text:style-name="T36">is</text:span><text:span text:style-name="T27"> há zero), há também o correspondente (</text:span><text:span text:style-name="Variable"><text:span text:style-name="T27">y</text:span></text:span><text:span text:style-name="T27">, </text:span><text:span text:style-name="Variable"><text:span text:style-name="T27">x</text:span></text:span><text:span text:style-name="T27">)</text:span><text:span text:style-name="T27"><text:note text:id="ftn0" text:note-class="footnote"><text:note-citation>1</text:note-citation><text:note-body><text:p text:style-name="Footnote">Espere, como posso dizer isto? Como pode haver par ordenado “correspondente” numa relação que não tem pares ordenados?! A resposta tem a ver com a primeira cláusula: para cada par ordenado (<text:span text:style-name="Variable">x</text:span>, <text:span text:style-name="Variable">y</text:span>) nela contido. Não há nenhum destes, portanto, não são necessários (<text:span text:style-name="Variable">y</text:span>, <text:span text:style-name="Variable">x</text:span>). A condição é <text:span text:style-name="T42">trivialmente </text:span>satisfeita. Isto é comum em matemática: dizemos que <text:span text:style-name="Variable">A</text:span> requer <text:span text:style-name="Variable">B</text:span>, mas isto significa que se <text:span text:style-name="Variable">A</text:span> não for verdade, então <text:span text:style-name="Variable">B</text:span> não é obrigatório.</text:p></text:note-body></text:note></text:span><text:span text:style-name="T27">. E de forma semelhante, para cada par ordenado (</text:span><text:span text:style-name="Variable"><text:span text:style-name="T27">x</text:span></text:span><text:span text:style-name="T27">, </text:span><text:span text:style-name="Variable"><text:span text:style-name="T27">y</text:span></text:span><text:span text:style-name="T27">) </text:span><text:span text:style-name="T29">com </text:span><text:span text:style-name="Variable"><text:span text:style-name="T25">x</text:span></text:span><text:span text:style-name="T25"> ≠ </text:span><text:span text:style-name="Variable"><text:span text:style-name="T25">y</text:span></text:span><text:span text:style-name="T27">, o correspondente (</text:span><text:span text:style-name="Variable"><text:span text:style-name="T27">y</text:span></text:span><text:span text:style-name="T27">, </text:span><text:span text:style-name="Variable"><text:span text:style-name="T27">x</text:span></text:span><text:span text:style-name="T27">) não está presente. Outro exemplo é uma relação com apenas “duplicatas” – digamos, { (3,3), (7,7), (Fred, Fred) }. Isto também é simultaneamente simétrico e antissimétrico (</text:span><text:span text:style-name="T36">verifique</text:span><text:span text:style-name="T27">!).</text:span></text:p>
        </text:list-item>
        <text:list-item>
          <text:p text:style-name="P21"><text:span text:style-name="Strong_20_Emphasis"><text:span text:style-name="T27">Transitividade.</text:span></text:span><text:span text:style-name="T27"> Uma relação é transitiva se sempre que x R y e y R z, então é garantido que x R z. A relação “</text:span><text:span text:style-name="Teletipo_20_não_20_hifenizável"><text:span text:style-name="T41">isTallerThan</text:span></text:span><text:span text:style-name="T27">” que definimos é transitiva: se me disserem que </text:span><text:span text:style-name="T37">Zé</text:span><text:span text:style-name="T27"> é mais alto que </text:span><text:span text:style-name="T37">Joana</text:span><text:span text:style-name="T27">, e J</text:span><text:span text:style-name="T37">oana</text:span><text:span text:style-name="T27"> é mais alta que Sue</text:span><text:span text:style-name="T32">li</text:span><text:span text:style-name="T27">, então eu sei que </text:span><text:span text:style-name="T37">Zé</text:span><text:span text:style-name="T27"> deve ser mais alto que Sue</text:span><text:span text:style-name="T32">li</text:span><text:span text:style-name="T27">, sem que </text:span><text:span text:style-name="T37">precisem</text:span><text:span text:style-name="T27"> sequer de me dizer isso. É simplesmente assim que “mais alto do que” funciona. Um exemplo de uma relação não-transitiva seria “</text:span><text:span text:style-name="Teletipo_20_não_20_hifenizável"><text:span text:style-name="T41">hasBeaten</text:span></text:span><text:span text:style-name="T27">” com as equip</text:span><text:span text:style-name="T37">e</text:span><text:span text:style-name="T27">s d</text:span><text:span text:style-name="T37">a Lampions League (Copa do Nordeste) </text:span><text:span text:style-name="T39">cuja intenção é que se (</text:span><text:span text:style-name="Variable"><text:span text:style-name="T39">x</text:span></text:span><text:span text:style-name="T39">, </text:span><text:span text:style-name="Variable"><text:span text:style-name="T39">y</text:span></text:span><text:span text:style-name="T39">) </text:span><text:span text:style-name="T18">∈</text:span><text:span text:style-name="T39"> </text:span><text:span text:style-name="Teletipo_20_não_20_hifenizável"><text:span text:style-name="T41">hasBeaten</text:span></text:span><text:span text:style-name="T39">, então na vida real </text:span><text:span text:style-name="Variable"><text:span text:style-name="T39">x</text:span></text:span><text:span text:style-name="T39"> </text:span><text:span text:style-name="T8">venceu</text:span><text:span text:style-name="T39"> </text:span><text:span text:style-name="Variable"><text:span text:style-name="T39">y</text:span></text:span><text:span text:style-name="T27">. Só porque o </text:span><text:span text:style-name="T37">Sport</text:span><text:span text:style-name="T27"> vence</text:span><text:span text:style-name="T32">u</text:span><text:span text:style-name="T27"> o </text:span><text:span text:style-name="T37">Náutico</text:span><text:span text:style-name="T27"> este ano, e o </text:span><text:span text:style-name="T37">Náutico</text:span><text:span text:style-name="T27"> vence</text:span><text:span text:style-name="T37">u</text:span><text:span text:style-name="T27"> o </text:span><text:span text:style-name="T37">Fortaleza</text:span><text:span text:style-name="T27">, isso não </text:span><text:span text:style-name="T37">significa</text:span><text:span text:style-name="T27"> que o </text:span><text:span text:style-name="T37">Sport</text:span><text:span text:style-name="T27"> tenha necessariamente vencido o </text:span><text:span text:style-name="T37">Fortaleza</text:span><text:span text:style-name="T27">. O </text:span><text:span text:style-name="T37">Fortaleza</text:span><text:span text:style-name="T27"> pode </text:span><text:span text:style-name="T32">até </text:span><text:span text:style-name="T27">mesmo ter derrotado </text:span><text:span text:style-name="T38">a equipe-que-ganhou-da-equipe-que-ganhou-dele</text:span><text:span text:style-name="T27"> (tais coisas acontecem), ou, </text:span><text:span text:style-name="T38">enfim</text:span><text:span text:style-name="T27">, as duas equip</text:span><text:span text:style-name="T38">es</text:span><text:span text:style-name="T27"> podem nem sequer ter jogado uma contra a outra este ano.</text:span></text:p>
        </text:list-item>
      </text:list>
      <text:p text:style-name="P22"><text:span text:style-name="T27">Todos os exemplos acima foram definidos </text:span><text:span text:style-name="T40">em intenção</text:span><text:span text:style-name="T27">. Apenas para </text:span><text:span text:style-name="T40">praticar</text:span><text:span text:style-name="T27">, vejamos também algumas relações definidas </text:span><text:span text:style-name="T40">em extensão</text:span><text:span text:style-name="T27">. Utilizando o nosso familiar </text:span><text:span text:style-name="T40">trio</text:span><text:span text:style-name="T27"> de </text:span><text:span text:style-name="T40">amigos</text:span><text:span text:style-name="T27"> como </text:span><text:span text:style-name="Variable"><text:span text:style-name="T27">A</text:span></text:span><text:span text:style-name="T27">, consideremos a seguinte relação:</text:span></text:p>
      <text:p text:style-name="P13"><text:soft-page-break/><text:span text:style-name="T27">(Helena, Ronaldo)<text:line-break/>(Ronaldo, Heitor)<text:line-break/>(Ronaldo, Ronaldo)<text:line-break/>(Heitor, Ronaldo)<text:line-break/>(Ronaldo, Helena)<text:line-break/>(Heitor, Heitor)</text:span></text:p>
      <text:p text:style-name="Text_20_body">Considere: esta relação é reflexiva? Não. Ela tem (Ronaldo, Ronaldo) e (Heitor, Heitor), mas está faltando (Helena, Helena), por isso não é reflexiva. É simétrica? Sim. Olhe cuidadosamente para os pares ordenados. Temos um (Helena, Ronaldo), mas também um par correspondente (Ronaldo, Helena). Temos um (Heitor, Ronaldo), mas também um par correspondente (Ronaldo, Heitor). Assim, sempre que temos um (<text:span text:style-name="Variable">x</text:span>, <text:span text:style-name="Variable">y</text:span>) temos também a correspondência (<text:span text:style-name="Variable">y</text:span>, <text:span text:style-name="Variable">x</text:span>), que é a definição de simetria. É antissimétrica? Não, porque (entre outras coisas) tanto (Helena, Ronaldo) como (Ronaldo, Helena) estão presentes. Finalmente, é transitiva? Não. Nós temos (Helena, Ronaldo) e (Ronaldo, Heitor), o que significa que se fosse transitiva também teríamos de ter (Helena, Heitor) ali, <text:span text:style-name="T9">mas</text:span> não temos. Portanto, não é transitiva. Lembre-se: para satisfazer qualquer uma destas propriedades, elas têm de ser plenamente respeitadas. <text:s/>“Quase” <text:span text:style-name="T9">não serve</text:span>.</text:p>
      <text:p text:style-name="Text_20_body">Vamos tentar outro exemplo:</text:p>
      <text:p text:style-name="P12">(Ronaldo, Helena)<text:line-break/>(Ronaldo, Ronaldo)<text:line-break/>(Helena, Helena)<text:line-break/>(Heitor, Heitor)<text:line-break/>(Helena, Heitor)<text:line-break/>(Heitor, Helena)</text:p>
      <text:p text:style-name="Text_20_body">Esta é reflexiva? Sim. Temos os três <text:span text:style-name="T10">amigos</text:span> aparecendo com eles próprios. É simétrica? Não, já que (Ronaldo, Helena) não tem <text:span text:style-name="T10">correspondente</text:span>. É antissimétric<text:span text:style-name="T43">a</text:span>? Não, uma vez que (Helena, Heitor) tem um <text:span text:style-name="T43">correspondente (Heitor, Helena)</text:span>. É transitiv<text:span text:style-name="T43">a</text:span>? Não, uma vez que a presença de (Ronaldo, Helena) e (Helena, Heitor) implica a necessidade de (Ronaldo, Heitor), o que não aparece, portanto sem <text:span text:style-name="T10">chances</text:span>.</text:p>
      <text:h text:style-name="P9" text:outline-level="2"><text:span text:style-name="T44">Ordens </text:span><text:span text:style-name="T45">P</text:span><text:span text:style-name="T44">arciais e Posets</text:span></text:h>
      <text:p text:style-name="P23">Um par de outros termos divertidos: uma endorelação que é (1) <text:span text:style-name="Emphasis">reflexiva</text:span>, (2) <text:span text:style-name="Emphasis">antissimétrica</text:span>, e (3) <text:span text:style-name="Emphasis">transitiva</text:span> é chamada <text:span text:style-name="T11">de</text:span> <text:span text:style-name="Strong_20_Emphasis">ordem parcial</text:span>. E um <text:span text:style-name="Emphasis">conjunto acompanhado de uma ordem parcial</text:span> é chamado <text:span text:style-name="T11">de</text:span> <text:span text:style-name="Strong_20_Emphasis">conjunto parcialmente ordenado</text:span>, ou “<text:span text:style-name="Strong_20_Emphasis">poset</text:span>” para abreviar. O termo “ordem parcial” faz sentido uma vez que você pense através de um exemplo.</text:p>
      <text:p text:style-name="P23">Você deve ter notado que quando os cães se encontram (especialmente os cães machos), muitas vezes fazem círculos e fazem um reconhecimento mútuo e tentam estabelecer o domínio como o chamado “cão alfa”. Esta é uma ordem de hierarquia que muitas espécies diferentes estabelecem. Agora suponhamos que tenho o conjunto <text:span text:style-name="Variable">D</text:span> de todos os cães, e uma relação “<text:span text:style-name="Teletipo_20_não_20_hifenizável">isAtLeastAsToughAs</text:span>” <text:span text:style-name="T47">(é, pelo menos, tão durão quanto) </text:span>entre eles. A relação começa com cada par reflexivo: (Rex, Rex), (Totó, Totó), etc. Isto porque obviamente cada cão é, pelo menos, tão durão quanto ele próprio. <text:soft-page-break/>Agora, cada vez que dois cães <text:span text:style-name="Variable">x</text:span> e <text:span text:style-name="Variable">y</text:span> se encontram, estabelecem dominância através de contato visual ou intimidação física, e depois um dos seguintes pares ordenados é adicionado à relação: ou (<text:span text:style-name="Variable">x</text:span>, <text:span text:style-name="Variable">y</text:span>) ou (<text:span text:style-name="Variable">y</text:span>, <text:span text:style-name="Variable">x</text:span>), mas nunca <text:span text:style-name="T12">ambos</text:span>.</text:p>
      <text:p text:style-name="P24">Considero que neste exemplo de brinquedo, “<text:span text:style-name="Teletipo_20_não_20_hifenizável">isAtLeastAsToughAs</text:span>” é uma ordem parcial, e <text:span text:style-name="Variable">D</text:span> junt<text:span text:style-name="T13">o</text:span> com <text:span text:style-name="Teletipo_20_não_20_hifenizável">isAtLeastAsToughAs</text:span> formam um <text:span text:style-name="T13">poset</text:span>. Raciocino da seguinte forma. É reflexiv<text:span text:style-name="T48">a</text:span>, uma vez que começ<text:span text:style-name="T48">a</text:span>mos por adicionar cada cão consigo mesmo. É antissimétric<text:span text:style-name="T13">a</text:span>, já que nunca adicionamos ambos (<text:span text:style-name="Variable">x</text:span>, <text:span text:style-name="Variable">y</text:span>) e (<text:span text:style-name="Variable">y</text:span>, <text:span text:style-name="Variable">x</text:span>) à relação. E é transitiva, porque se Rex é mais durão que Totó, e Totó é mais durão que Bobby, isto significa que se Rex e Bobby alguma vez se encontrassem, Rex rapidamente estabeleceria a dominância. (Não sou zoólogo, e não tenho <text:span text:style-name="T13">se esta última propriedade </text:span>se aplica verdadeiramente com cães reais. Mas vamos fingir que se <text:span text:style-name="T14">aplique</text:span>).</text:p>
      <text:p text:style-name="P24">É chamada “ordem parcial” porque estabelece uma hierarquia parcial, mas incompleta, entre os cães. Se perguntarmos: “o cão <text:span text:style-name="Variable">X</text:span> <text:span text:style-name="T49">é </text:span>mais durão <text:span text:style-name="T49">do </text:span>que o cão <text:span text:style-name="Variable">Y</text:span>?”, a resposta nunca é ambígua. Nunca vamos dizer, “bem, o cão <text:span text:style-name="Variable">X</text:span> era superior ao cão <text:span text:style-name="Variable">A</text:span>, que era superior ao cão <text:span text:style-name="Variable">Y</text:span> <text:span text:style-name="T33">…</text:span> mas depois, outra vez, o cão <text:span text:style-name="Variable">Y</text:span> era superior ao cão <text:span text:style-name="Variable">B</text:span>, que era superior ao cão <text:span text:style-name="Variable">X</text:span>, por isso não há como dizer qual dos cães <text:span text:style-name="Variable">X</text:span> e <text:span text:style-name="Variable">Y</text:span> é verdadeiramente mais durão”. Não. Uma ordem parcial, devido à sua transitividade e antissimetria, garante que nunca temos tal conflito irreconciliável.</text:p>
      <text:p text:style-name="P24">No entanto, poderíamos ter uma falta de informação. Suponhamos que Rex nunca conheceu Cangaceiro, e ninguém que Rex conheceu jamais conheceu alguém que Cangaceiro tenha conhecido. Não há uma cadeia entre eles. No que nos diz respeito, estão em dois universos separados, e não teríamos forma de saber qual <text:span text:style-name="T15">é</text:span> o mais durão, <text:span text:style-name="T52">dizemos que Rex e Cangaceiro são </text:span><text:span text:style-name="Strong_20_Emphasis"><text:span text:style-name="T52">incomparáveis</text:span></text:span>. Mas não tem de ser assim tão extremo: Suponhamos que Rex estabeleceu domínio sobre Bobby, e Cangaceiro também estabeleceu domínio sobre Bobby, mas esses são os únicos pares ordenados na relação. Mais uma vez, não há maneira de saber se Rex ou Cangaceiro é o cão mais durão. Ou teriam de encontrar um adversário comum que só um deles consegue vencer, ou então encontrar-se para um duelo.</text:p>
      <text:p text:style-name="P24">Assim, uma ordem parcial dá-nos alguma forma de estrutura – a relação estabelece uma direcionalidade, e é garantido que não nos envolvemos em contradições – mas não ordena completamente todos os elementos. Se o fizer, chama-se uma <text:span text:style-name="Strong_20_Emphasis">ordem total</text:span>. <text:span text:style-name="T52">Numa ordem parcial, todos os elementos são </text:span><text:span text:style-name="Strong_20_Emphasis"><text:span text:style-name="T52">comparáveis</text:span></text:span><text:span text:style-name="T52">.</text:span></text:p>
      <text:h text:style-name="P10" text:outline-level="2"><text:span text:style-name="T53">Relações de </text:span><text:span text:style-name="T46">E</text:span><text:span text:style-name="T53">quivalência</text:span></text:h>
      <text:p text:style-name="P26">FIXME TODO</text:p>
      <text:h text:style-name="P10" text:outline-level="2"><text:span text:style-name="T53">Fechamento de </text:span><text:span text:style-name="T46">R</text:span><text:span text:style-name="T53">elações</text:span></text:h>
      <text:h text:style-name="P8" text:outline-level="1">Propriedades de Funções</text:h>
      <text:p text:style-name="P25">FIXME TODO</text:p>
      <text:h text:style-name="P6" text:outline-level="1"><text:soft-page-break/><text:span text:style-name="T20">Créditos</text:span></text:h>
      <text:p text:style-name="P2"><text:span text:style-name="T22">FIXME </text:span>Todas as seções, com exceção da seção “Afirmações Matemáticas” foram adaptadas <text:span text:style-name="T21">(traduzidas e modificadas)</text:span> de [1], que está disponível sob a licença Creative Commons Attribution-ShareAlike 4.0 International. </text:p>
      <text:p text:style-name="P3">A seção “Afirmações Matemáticas” foi adaptada <text:span text:style-name="T21">(traduzida e modificada) </text:span>de [2], que também está disponível sob a licença Creative Commons Attribution-ShareAlike 4.0 International.</text:p>
      <text:h text:style-name="P5" text:outline-level="1">Referências</text:h>
      <text:list xml:id="list3584438319" text:style-name="L11">
        <text:list-item>
          <text:p text:style-name="P14"><text:span text:style-name="T20">Davies, Stephen. </text:span><text:span text:style-name="Emphasis"><text:span text:style-name="T20">A Cool Brisk Walk Through Discrete Mathematics</text:span></text:span><text:span text:style-name="T20">. Disponível em </text:span><text:a xlink:type="simple" xlink:href="http://www.allthemath.org/vol-i/" text:style-name="Internet_20_link" text:visited-style-name="Visited_20_Internet_20_Link"><text:span text:style-name="T20">http://www.allthemath.org/vol-i/</text:span></text:a><text:span text:style-name="T20"> </text:span></text:p>
        </text:list-item>
        <text:list-item>
          <text:p text:style-name="P14">Levin, Oscar. <text:span text:style-name="Emphasis">Discrete Mathematics: An Open Introduction</text:span>. Disponível em <text:a xlink:type="simple" xlink:href="http://discrete.openmathbooks.org/" text:style-name="Internet_20_link" text:visited-style-name="Visited_20_Internet_20_Link">http://discrete.openmathbooks.org</text:a> </text:p>
        </text:list-item>
      </text:list>
      <text:h text:style-name="P5" text:outline-level="1">Licença</text:h>
      <text:p text:style-name="P4">É concedida permissão para copiar, distribuir, transmitir e adaptar est<text:span text:style-name="T2">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Livro"/>
    <style:font-face style:name="DejaVu Serif1" svg:font-family="'DejaVu Serif'" style:font-adornments="Livro" style:font-family-generic="roman"/>
    <style:font-face style:name="DejaVu Sans4" svg:font-family="'DejaVu Sans'" style:font-adornments="Livro" style:font-family-generic="swiss"/>
    <style:font-face style:name="Noto Sans Devanagari2" svg:font-family="'Noto Sans Devanagari'" style:font-family-generic="swiss"/>
    <style:font-face style:name="DejaVu Sans Mono1" svg:font-family="'DejaVu Sans Mono'" style:font-family-generic="modern" style:font-pitch="fixed"/>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2" svg:font-family="'DejaVu Serif'"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3" svg:font-family="'DejaVu Sans'" style:font-family-generic="swiss"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5"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5"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5"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5"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style style:name="MT2" style:family="text">
      <style:text-properties officeooo:rsid="012a3c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temática Discreta para Computação – <text:span text:style-name="MT1">Prof.</text:span> Sergio Queiroz – Módulo I<text:span text:style-name="MT2">I</text:span><text:tab/><text:page-number text:select-page="current">5</text:page-number>/<text:page-count>5</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1-28T22:22:48.544000000</dc:date>
    <meta:editing-duration>P1DT1H14S</meta:editing-duration>
    <meta:editing-cycles>272</meta:editing-cycles>
    <meta:generator>LibreOffice/6.4.7.2$Windows_X86_64 LibreOffice_project/639b8ac485750d5696d7590a72ef1b496725cfb5</meta:generator>
    <meta:document-statistic meta:table-count="0" meta:image-count="0" meta:object-count="0" meta:page-count="5" meta:paragraph-count="40" meta:word-count="1943" meta:character-count="11919" meta:non-whitespace-character-count="10015"/>
  </office:meta>
</office:document-meta>
</file>